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14BB7B63511A8E493AA.png" manifest:media-type="image/png"/>
  <manifest:file-entry manifest:full-path="Pictures/100000010000031C0000017EA06A51C724776C4B.png" manifest:media-type="image/png"/>
  <manifest:file-entry manifest:full-path="Pictures/100000010000015B0000005B74D9DA928D63C080.png" manifest:media-type="image/png"/>
  <manifest:file-entry manifest:full-path="Pictures/100000010000030900000086D06D153BEEBC58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GULARIZ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557cm" svg:height="3.544cm" svg:x="1.905cm" svg:y="3.81cm">
          <draw:image xlink:href="Pictures/100000010000030900000086D06D153BEEBC586C.png" xlink:type="simple" xlink:show="embed" xlink:actuate="onLoad" draw:mime-type="image/png">
            <text:p/>
          </draw:image>
        </draw:frame>
        <draw:frame draw:style-name="gr2" draw:text-style-name="P2" draw:layer="layout" svg:width="9.18cm" svg:height="2.407cm" svg:x="3.175cm" svg:y="8.89cm">
          <draw:image xlink:href="Pictures/100000010000015B0000005B74D9DA928D63C0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VM Loss</text:p>
          </draw:text-box>
        </draw:frame>
        <draw:frame presentation:style-name="pr4" draw:layer="layout" svg:width="11.935cm" svg:height="7.745cm" svg:x="1.4cm" svg:y="3.685cm" presentation:class="outline" presentation:user-transformed="true">
          <draw:text-box>
            <text:list text:style-name="L3">
              <text:list-item>
                <text:p>LOSS</text:p>
              </text:list-item>
            </text:list>
          </draw:text-box>
        </draw:frame>
        <draw:frame presentation:style-name="pr4" draw:layer="layout" svg:width="11.935cm" svg:height="7.745cm" svg:x="17.275cm" svg:y="3.685cm" presentation:class="outline" presentation:user-transformed="true">
          <draw:text-box>
            <text:list text:style-name="L3">
              <text:list-item>
                <text:p>LOSS</text:p>
              </text:list-item>
            </text:list>
          </draw:text-box>
        </draw:frame>
        <draw:frame draw:style-name="gr2" draw:text-style-name="P2" draw:layer="layout" svg:width="17.202cm" svg:height="8.255cm" svg:x="0cm" svg:y="6.35cm">
          <draw:image xlink:href="Pictures/100000010000031C0000017EA06A51C724776C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ftMa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SS</text:p>
              </text:list-item>
            </text:list>
          </draw:text-box>
        </draw:frame>
        <draw:frame draw:style-name="gr2" draw:text-style-name="P2" draw:layer="layout" svg:width="21.272cm" svg:height="8.757cm" svg:x="0.318cm" svg:y="5.213cm">
          <draw:image xlink:href="Pictures/10000001000003240000014BB7B63511A8E493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3:37:40.125119745</meta:creation-date>
    <dc:date>2023-03-23T19:26:47.320938955</dc:date>
    <meta:editing-duration>PT5H28M46S</meta:editing-duration>
    <meta:editing-cycles>2</meta:editing-cycles>
    <meta:generator>LibreOffice/7.3.7.2$Linux_X86_64 LibreOffice_project/30$Build-2</meta:generator>
    <meta:document-statistic meta:object-count="42"/>
  </office:meta>
</office:document-meta>
</file>